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fo:font-weight="bold" officeooo:rsid="0012b0b4" officeooo:paragraph-rsid="0012b0b4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normal" officeooo:rsid="0012b0b4" officeooo:paragraph-rsid="0012b0b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13e88f" officeooo:paragraph-rsid="0013e88f" style:font-size-asian="10.5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arial" fo:font-size="12pt" fo:font-weight="normal" officeooo:rsid="0013e88f" officeooo:paragraph-rsid="0013e88f" style:font-size-asian="10.5pt" style:font-weight-asian="normal" style:font-size-complex="12pt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arial" fo:font-size="12pt" fo:font-weight="normal" officeooo:rsid="0013e88f" officeooo:paragraph-rsid="0013e88f" style:font-size-asian="10.5pt" style:font-weight-asian="normal" style:font-size-complex="12pt" style:font-weight-complex="normal"/>
    </style:style>
    <style:style style:name="P6" style:family="paragraph" style:parent-style-name="Standard" style:list-style-name="L4">
      <style:paragraph-properties fo:text-align="start" style:justify-single-word="false"/>
      <style:text-properties style:font-name="arial" fo:font-size="12pt" fo:font-weight="normal" officeooo:rsid="0013e88f" officeooo:paragraph-rsid="0013e88f" style:font-size-asian="10.5pt" style:font-weight-asian="normal" style:font-size-complex="12pt" style:font-weight-complex="normal"/>
    </style:style>
    <style:style style:name="P7" style:family="paragraph" style:parent-style-name="Standard" style:list-style-name="L5">
      <style:paragraph-properties fo:text-align="start" style:justify-single-word="false"/>
      <style:text-properties style:font-name="arial" fo:font-size="12pt" fo:font-weight="normal" officeooo:rsid="0013e88f" officeooo:paragraph-rsid="0013e88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14f6fe" officeooo:paragraph-rsid="0014f6fe" style:font-size-asian="10.5pt" style:font-weight-asian="normal" style:font-size-complex="12pt" style:font-weight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style:font-name="arial" fo:font-size="12pt" fo:font-weight="normal" officeooo:rsid="00167bb0" officeooo:paragraph-rsid="00167bb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167bb0" officeooo:paragraph-rsid="00167bb0" style:font-size-asian="10.5pt" style:font-weight-asian="normal" style:font-size-complex="12pt" style:font-weight-complex="normal"/>
    </style:style>
    <style:style style:name="P11" style:family="paragraph" style:parent-style-name="Standard" style:list-style-name="L7">
      <style:paragraph-properties fo:text-align="start" style:justify-single-word="false"/>
      <style:text-properties style:font-name="arial" fo:font-size="12pt" fo:font-weight="normal" officeooo:rsid="00167bb0" officeooo:paragraph-rsid="00167bb0" style:font-size-asian="10.5pt" style:font-weight-asian="normal" style:font-size-complex="12pt" style:font-weight-complex="normal"/>
    </style:style>
    <style:style style:name="P12" style:family="paragraph" style:parent-style-name="Standard" style:list-style-name="L8">
      <style:paragraph-properties fo:text-align="start" style:justify-single-word="false"/>
      <style:text-properties style:font-name="arial" fo:font-size="12pt" fo:font-weight="normal" officeooo:rsid="00167bb0" officeooo:paragraph-rsid="00167bb0" style:font-size-asian="10.5pt" style:font-weight-asian="normal" style:font-size-complex="12pt" style:font-weight-complex="normal"/>
    </style:style>
    <style:style style:name="P13" style:family="paragraph" style:parent-style-name="Standard" style:list-style-name="L9">
      <style:paragraph-properties fo:text-align="start" style:justify-single-word="false"/>
      <style:text-properties style:font-name="arial" fo:font-size="12pt" fo:font-weight="normal" officeooo:rsid="00167bb0" officeooo:paragraph-rsid="00167bb0" style:font-size-asian="10.5pt" style:font-weight-asian="normal" style:font-size-complex="12pt" style:font-weight-complex="normal"/>
    </style:style>
    <style:style style:name="P14" style:family="paragraph" style:parent-style-name="Standard" style:list-style-name="L10">
      <style:paragraph-properties fo:text-align="start" style:justify-single-word="false"/>
      <style:text-properties style:font-name="arial" fo:font-size="12pt" fo:font-weight="normal" officeooo:rsid="00167bb0" officeooo:paragraph-rsid="00167bb0" style:font-size-asian="10.5pt" style:font-weight-asian="normal" style:font-size-complex="12pt" style:font-weight-complex="normal"/>
    </style:style>
    <style:style style:name="P15" style:family="paragraph" style:parent-style-name="Standard" style:list-style-name="L11">
      <style:paragraph-properties fo:text-align="start" style:justify-single-word="false"/>
      <style:text-properties style:font-name="arial" fo:font-size="12pt" fo:font-weight="normal" officeooo:rsid="00167bb0" officeooo:paragraph-rsid="00167bb0" style:font-size-asian="10.5pt" style:font-weight-asian="normal" style:font-size-complex="12pt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style:font-name="arial" fo:font-size="12pt" fo:font-weight="normal" officeooo:rsid="00176e78" officeooo:paragraph-rsid="00176e7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3e88f" officeooo:paragraph-rsid="0013e88f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font-name="arial" fo:font-size="12pt" fo:font-style="normal" fo:font-weight="normal" officeooo:rsid="0013e88f" officeooo:paragraph-rsid="0013e88f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arial" fo:font-size="12pt" fo:font-style="normal" fo:font-weight="normal" officeooo:rsid="0014f6fe" officeooo:paragraph-rsid="0014f6fe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4f6fe" officeooo:paragraph-rsid="0014f6fe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76e78" officeooo:paragraph-rsid="00176e78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12">
      <style:paragraph-properties fo:text-align="start" style:justify-single-word="false"/>
      <style:text-properties style:font-name="arial" fo:font-size="12pt" fo:font-style="normal" fo:font-weight="normal" officeooo:rsid="00176e78" officeooo:paragraph-rsid="00176e78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13e88f"/>
    </style:style>
    <style:style style:name="P24" style:family="paragraph" style:parent-style-name="Standard" style:list-style-name="L2">
      <style:paragraph-properties fo:text-align="start" style:justify-single-word="false"/>
      <style:text-properties officeooo:paragraph-rsid="0013e88f"/>
    </style:style>
    <style:style style:name="T1" style:family="text">
      <style:text-properties style:font-name="arial" fo:font-size="12pt" fo:font-weight="normal" officeooo:rsid="0013e88f" style:font-size-asian="10.5pt" style:font-weight-asian="normal" style:font-size-complex="12pt" style:font-weight-complex="normal"/>
    </style:style>
    <style:style style:name="T2" style:family="text">
      <style:text-properties style:font-name="arial" fo:font-size="12pt" fo:font-style="normal" fo:font-weight="normal" officeooo:rsid="0013e88f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arial" fo:font-size="12pt" fo:font-style="italic" fo:font-weight="normal" officeooo:rsid="0013e88f" style:font-size-asian="10.5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76e78" style:font-style-asian="italic" style:font-style-complex="italic"/>
    </style:style>
    <style:style style:name="T6" style:family="text">
      <style:text-properties fo:font-style="italic" officeooo:rsid="00167bb0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67bb0" style:font-style-asian="normal" style:font-style-complex="normal"/>
    </style:style>
    <style:style style:name="T9" style:family="text">
      <style:text-properties officeooo:rsid="00176e7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GIT</text:p>
      <text:p text:style-name="P2"/>
      <text:p text:style-name="P3">Mostrar comandos de ayuda</text:p>
      <text:list xml:id="list1301431155" text:style-name="L1">
        <text:list-item>
          <text:p text:style-name="P23"><text:span text:style-name="T1">git help</text:span></text:p>
        </text:list-item>
      </text:list>
      <text:p text:style-name="P3"/>
      <text:p text:style-name="P3">Añadir datos de usuario:</text:p>
      <text:list xml:id="list3966992192" text:style-name="L2">
        <text:list-item>
          <text:p text:style-name="P4">git config --global user.name “<text:span text:style-name="T4">nombre del usuario</text:span><text:span text:style-name="T7">”</text:span></text:p>
        </text:list-item>
        <text:list-item>
          <text:p text:style-name="P24"><text:span text:style-name="T2">git config --global user.email </text:span><text:span text:style-name="T3">emailusuario@algo.tal</text:span></text:p>
        </text:list-item>
      </text:list>
      <text:p text:style-name="P3"><text:span text:style-name="T4"/></text:p>
      <text:p text:style-name="P17">Comenzar un repositorio</text:p>
      <text:list xml:id="list1646295112" text:style-name="L3">
        <text:list-item>
          <text:p text:style-name="P5">git init</text:p>
        </text:list-item>
      </text:list>
      <text:p text:style-name="P3"/>
      <text:p text:style-name="P3">Comprobar estado de los archivos</text:p>
      <text:list xml:id="list2166005980" text:style-name="L4">
        <text:list-item>
          <text:p text:style-name="P6">git status</text:p>
        </text:list-item>
      </text:list>
      <text:p text:style-name="P3"/>
      <text:p text:style-name="P3">Añadir ficheros a la zona de preparados (staged)</text:p>
      <text:list xml:id="list57732335" text:style-name="L5">
        <text:list-item>
          <text:p text:style-name="P7">git add <text:span text:style-name="T4">NombreDelArchivo.Algo</text:span></text:p>
        </text:list-item>
        <text:list-item>
          <text:p text:style-name="P18">git add --all</text:p>
        </text:list-item>
        <text:list-item>
          <text:p text:style-name="P19">git add *.<text:span text:style-name="T4">Algo</text:span></text:p>
        </text:list-item>
      </text:list>
      <text:p text:style-name="P20"><text:span text:style-name="T7"/></text:p>
      <text:p text:style-name="P8">Confirmar cambios (commit)</text:p>
      <text:list xml:id="list421417360" text:style-name="L6">
        <text:list-item>
          <text:p text:style-name="P9">git commit -m “<text:span text:style-name="T9">d</text:span><text:span text:style-name="T5">escrición del commit</text:span><text:span text:style-name="T7">”</text:span></text:p>
        </text:list-item>
        <text:list-item>
          <text:p text:style-name="P16"><text:span text:style-name="T7">git commit -a -m </text:span><text:span text:style-name="T8">“</text:span><text:span text:style-name="T7">d</text:span><text:span text:style-name="T4">escrición del commit</text:span><text:span text:style-name="T8">” </text:span><text:span text:style-name="T7">(salta el modo staged)</text:span></text:p>
        </text:list-item>
      </text:list>
      <text:p text:style-name="P3"/>
      <text:p text:style-name="P10">Ver histórico de commits</text:p>
      <text:list xml:id="list3500275611" text:style-name="L7">
        <text:list-item>
          <text:p text:style-name="P11">git log</text:p>
        </text:list-item>
      </text:list>
      <text:p text:style-name="P3"/>
      <text:p text:style-name="P10">Ver diferencias entre ficheros “unstaged”</text:p>
      <text:list xml:id="list1500606831" text:style-name="L8">
        <text:list-item>
          <text:p text:style-name="P12">git diff</text:p>
        </text:list-item>
      </text:list>
      <text:p text:style-name="P10"/>
      <text:p text:style-name="P10">Ver diferencias entre ficheros “staged”</text:p>
      <text:list xml:id="list2891086281" text:style-name="L9">
        <text:list-item>
          <text:p text:style-name="P13">git diff --staged</text:p>
        </text:list-item>
      </text:list>
      <text:p text:style-name="P10"/>
      <text:p text:style-name="P10">Sacar ficheros modo staged</text:p>
      <text:list xml:id="list2145785163" text:style-name="L10">
        <text:list-item>
          <text:p text:style-name="P14">git reset HEAD <text:span text:style-name="T4">NombreDelArchivo.Algo</text:span></text:p>
        </text:list-item>
      </text:list>
      <text:p text:style-name="P3"/>
      <text:p text:style-name="P10">Deshacer cambios en un fichero</text:p>
      <text:list xml:id="list3779233703" text:style-name="L11">
        <text:list-item>
          <text:p text:style-name="P15">git checkout --<text:span text:style-name="T5">NombreDelArchivo.Algo</text:span></text:p>
        </text:list-item>
      </text:list>
      <text:p text:style-name="P10"><text:span text:style-name="T5"/></text:p>
      <text:p text:style-name="P21">Deshacer los commit</text:p>
      <text:list xml:id="list1476931871" text:style-name="L12">
        <text:list-item>
          <text:p text:style-name="P22">git reset --soft HEAD^ (deshace el último commit)</text:p>
        </text:list-item>
        <text:list-item>
          <text:p text:style-name="P22">git reset --soft HEAD^^ (deshace 2 últimos commit)</text:p>
        </text:list-item>
        <text:list-item>
          <text:p text:style-name="P22">git reset --hard HEAD^ (deshace el último commit y todos los cambios)</text:p>
        </text:list-item>
        <text:list-item>
          <text:p text:style-name="P22">git reset --hard HEAD^^ (deshace 2 últimos commit y todos los cambios)</text:p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1:23:41.297778526</meta:creation-date>
    <dc:date>2023-12-15T11:58:50.142364054</dc:date>
    <meta:editing-duration>PT12M2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2" meta:word-count="181" meta:character-count="1014" meta:non-whitespace-character-count="893"/>
  </office:meta>
</office:document-meta>
</file>